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fo:font-size="10pt" style:font-size-asian="10pt" style:font-size-complex="10pt"/>
    </style:style>
    <style:style style:name="P2" style:family="paragraph" style:parent-style-name="Footnote">
      <style:text-properties officeooo:paragraph-rsid="0020672a"/>
    </style:style>
    <style:style style:name="P3" style:family="paragraph" style:parent-style-name="Standard">
      <style:text-properties officeooo:rsid="00179618" officeooo:paragraph-rsid="00179618"/>
    </style:style>
    <style:style style:name="P4" style:family="paragraph" style:parent-style-name="Standard">
      <style:text-properties officeooo:rsid="00179618" officeooo:paragraph-rsid="001bb5ec"/>
    </style:style>
    <style:style style:name="P5" style:family="paragraph" style:parent-style-name="Standard">
      <style:text-properties officeooo:paragraph-rsid="00179618"/>
    </style:style>
    <style:style style:name="P6" style:family="paragraph" style:parent-style-name="Standard">
      <style:text-properties officeooo:rsid="00195131" officeooo:paragraph-rsid="00195131"/>
    </style:style>
    <style:style style:name="P7" style:family="paragraph" style:parent-style-name="Standard">
      <style:text-properties officeooo:paragraph-rsid="00195131"/>
    </style:style>
    <style:style style:name="P8" style:family="paragraph" style:parent-style-name="Standard">
      <style:text-properties officeooo:paragraph-rsid="001bb5ec"/>
    </style:style>
    <style:style style:name="P9" style:family="paragraph" style:parent-style-name="Standard">
      <style:text-properties officeooo:rsid="001ea525" officeooo:paragraph-rsid="001ea525"/>
    </style:style>
    <style:style style:name="P10" style:family="paragraph" style:parent-style-name="Standard">
      <style:text-properties officeooo:paragraph-rsid="0020672a"/>
    </style:style>
    <style:style style:name="P11" style:family="paragraph" style:parent-style-name="Standard">
      <style:text-properties officeooo:rsid="0021cb42" officeooo:paragraph-rsid="0021cb42"/>
    </style:style>
    <style:style style:name="P12" style:family="paragraph" style:parent-style-name="Standard">
      <style:text-properties officeooo:paragraph-rsid="0021cb42"/>
    </style:style>
    <style:style style:name="P13" style:family="paragraph" style:parent-style-name="Standard">
      <style:text-properties officeooo:rsid="0024de21" officeooo:paragraph-rsid="0024de21"/>
    </style:style>
    <style:style style:name="P14" style:family="paragraph" style:parent-style-name="Standard">
      <style:text-properties officeooo:rsid="00288723" officeooo:paragraph-rsid="00288723"/>
    </style:style>
    <style:style style:name="P15" style:family="paragraph" style:parent-style-name="Standard">
      <style:text-properties officeooo:rsid="002a2780" officeooo:paragraph-rsid="002a2780"/>
    </style:style>
    <style:style style:name="P16" style:family="paragraph" style:parent-style-name="Standard">
      <style:text-properties officeooo:paragraph-rsid="002a2780"/>
    </style:style>
    <style:style style:name="P17" style:family="paragraph" style:parent-style-name="Standard">
      <style:text-properties officeooo:rsid="002f4f02" officeooo:paragraph-rsid="002f4f02"/>
    </style:style>
    <style:style style:name="P18" style:family="paragraph" style:parent-style-name="Standard">
      <style:text-properties officeooo:paragraph-rsid="002f4f02"/>
    </style:style>
    <style:style style:name="P19" style:family="paragraph" style:parent-style-name="Standard">
      <style:text-properties officeooo:paragraph-rsid="0032c7e5"/>
    </style:style>
    <style:style style:name="P20" style:family="paragraph" style:parent-style-name="Standard">
      <style:text-properties officeooo:rsid="00179618" officeooo:paragraph-rsid="00179618"/>
    </style:style>
    <style:style style:name="P21" style:family="paragraph" style:parent-style-name="Standard">
      <style:text-properties fo:font-style="normal" officeooo:rsid="001ea525" officeooo:paragraph-rsid="001ea525" style:font-style-asian="normal" style:font-style-complex="normal"/>
    </style:style>
    <style:style style:name="P22" style:family="paragraph" style:parent-style-name="Standard">
      <style:text-properties fo:font-style="normal" officeooo:rsid="0020672a" officeooo:paragraph-rsid="0020672a" style:font-style-asian="normal" style:font-style-complex="normal"/>
    </style:style>
    <style:style style:name="P23" style:family="paragraph" style:parent-style-name="Standard">
      <style:text-properties fo:font-style="normal" officeooo:rsid="0023736b" officeooo:paragraph-rsid="0023736b" style:font-style-asian="normal" style:font-style-complex="normal"/>
    </style:style>
    <style:style style:name="P24" style:family="paragraph" style:parent-style-name="Standard">
      <style:text-properties fo:font-style="normal" officeooo:rsid="0024de21" officeooo:paragraph-rsid="0024de21" style:font-style-asian="normal" style:font-style-complex="normal"/>
    </style:style>
    <style:style style:name="P25" style:family="paragraph" style:parent-style-name="Standard">
      <style:text-properties fo:font-style="normal" officeooo:rsid="001bb5ec" officeooo:paragraph-rsid="002c4c46" style:font-style-asian="normal" style:font-style-complex="normal"/>
    </style:style>
    <style:style style:name="P26" style:family="paragraph" style:parent-style-name="Standard">
      <style:text-properties fo:font-style="normal" officeooo:rsid="001bb5ec" officeooo:paragraph-rsid="00195131" style:font-style-asian="normal" style:font-style-complex="normal"/>
    </style:style>
    <style:style style:name="P27" style:family="paragraph" style:parent-style-name="Standard">
      <style:text-properties fo:font-style="normal" officeooo:rsid="002a2780" officeooo:paragraph-rsid="002a2780" style:font-style-asian="normal" style:font-style-complex="normal"/>
    </style:style>
    <style:style style:name="P28" style:family="paragraph" style:parent-style-name="Standard">
      <style:text-properties fo:font-style="normal" officeooo:rsid="0032c7e5" officeooo:paragraph-rsid="0032c7e5" style:font-style-asian="normal" style:font-style-complex="normal"/>
    </style:style>
    <style:style style:name="P29" style:family="paragraph" style:parent-style-name="Standard">
      <style:text-properties officeooo:paragraph-rsid="003557c3"/>
    </style:style>
    <style:style style:name="T1" style:family="text">
      <style:text-properties officeooo:rsid="00195131"/>
    </style:style>
    <style:style style:name="T2" style:family="text">
      <style:text-properties officeooo:rsid="001ac348"/>
    </style:style>
    <style:style style:name="T3" style:family="text">
      <style:text-properties fo:font-variant="normal" fo:text-transform="none" fo:color="#333333" style:font-name="Liberation Serif" fo:letter-spacing="normal" fo:font-style="normal" fo:font-weight="normal"/>
    </style:style>
    <style:style style:name="T4" style:family="text">
      <style:text-properties fo:font-variant="normal" fo:text-transform="none" fo:color="#333333" style:font-name="Liberation Serif" fo:font-size="10pt" fo:letter-spacing="normal" fo:font-style="normal" fo:font-weight="normal" style:font-size-asian="10pt" style:font-size-complex="10pt"/>
    </style:style>
    <style:style style:name="T5" style:family="text">
      <style:text-properties fo:font-style="italic" officeooo:rsid="001bb5ec" style:font-style-asian="italic" style:font-style-complex="italic"/>
    </style:style>
    <style:style style:name="T6" style:family="text">
      <style:text-properties fo:font-style="italic" officeooo:rsid="00195131" style:font-style-asian="italic" style:font-style-complex="italic"/>
    </style:style>
    <style:style style:name="T7" style:family="text">
      <style:text-properties fo:font-style="italic" officeooo:rsid="003557c3" style:font-style-asian="italic" style:font-style-complex="italic"/>
    </style:style>
    <style:style style:name="T8" style:family="text">
      <style:text-properties fo:font-style="italic" officeooo:rsid="0033c5f7" style:font-style-asian="italic" style:font-style-complex="italic"/>
    </style:style>
    <style:style style:name="T9" style:family="text">
      <style:text-properties officeooo:rsid="001bb5ec"/>
    </style:style>
    <style:style style:name="T10" style:family="text">
      <style:text-properties fo:font-style="normal" style:font-style-asian="normal" style:font-style-complex="normal"/>
    </style:style>
    <style:style style:name="T11" style:family="text">
      <style:text-properties fo:font-style="normal" officeooo:rsid="001bb5ec" style:font-style-asian="normal" style:font-style-complex="normal"/>
    </style:style>
    <style:style style:name="T12" style:family="text">
      <style:text-properties fo:font-style="normal" officeooo:rsid="001bfdda" style:font-style-asian="normal" style:font-style-complex="normal"/>
    </style:style>
    <style:style style:name="T13" style:family="text">
      <style:text-properties fo:font-style="normal" officeooo:rsid="0020672a" style:font-style-asian="normal" style:font-style-complex="normal"/>
    </style:style>
    <style:style style:name="T14" style:family="text">
      <style:text-properties fo:font-style="normal" officeooo:rsid="001ac348" style:font-style-asian="normal" style:font-style-complex="normal"/>
    </style:style>
    <style:style style:name="T15" style:family="text">
      <style:text-properties fo:font-style="normal" officeooo:rsid="0021cb42" style:font-style-asian="normal" style:font-style-complex="normal"/>
    </style:style>
    <style:style style:name="T16" style:family="text">
      <style:text-properties fo:font-style="normal" officeooo:rsid="0023736b" style:font-style-asian="normal" style:font-style-complex="normal"/>
    </style:style>
    <style:style style:name="T17" style:family="text">
      <style:text-properties fo:font-style="normal" officeooo:rsid="0024de21" style:font-style-asian="normal" style:font-style-complex="normal"/>
    </style:style>
    <style:style style:name="T18" style:family="text">
      <style:text-properties fo:font-style="normal" officeooo:rsid="002a2780" style:font-style-asian="normal" style:font-style-complex="normal"/>
    </style:style>
    <style:style style:name="T19" style:family="text">
      <style:text-properties fo:font-style="normal" officeooo:rsid="002af75a" style:font-style-asian="normal" style:font-style-complex="normal"/>
    </style:style>
    <style:style style:name="T20" style:family="text">
      <style:text-properties fo:font-style="normal" officeooo:rsid="002c4c46" style:font-style-asian="normal" style:font-style-complex="normal"/>
    </style:style>
    <style:style style:name="T21" style:family="text">
      <style:text-properties fo:font-style="normal" officeooo:rsid="002f4f02" style:font-style-asian="normal" style:font-style-complex="normal"/>
    </style:style>
    <style:style style:name="T22" style:family="text">
      <style:text-properties fo:font-style="normal" officeooo:rsid="0030d2cc" style:font-style-asian="normal" style:font-style-complex="normal"/>
    </style:style>
    <style:style style:name="T23" style:family="text">
      <style:text-properties fo:font-style="normal" officeooo:rsid="0032c7e5" style:font-style-asian="normal" style:font-style-complex="normal"/>
    </style:style>
    <style:style style:name="T24" style:family="text">
      <style:text-properties fo:font-style="normal" officeooo:rsid="0033c5f7" style:font-style-asian="normal" style:font-style-complex="normal"/>
    </style:style>
    <style:style style:name="T25" style:family="text">
      <style:text-properties fo:font-style="normal" officeooo:rsid="003557c3" style:font-style-asian="normal" style:font-style-complex="normal"/>
    </style:style>
    <style:style style:name="T26" style:family="text">
      <style:text-properties fo:font-style="normal" officeooo:rsid="00364505" style:font-style-asian="normal" style:font-style-complex="normal"/>
    </style:style>
    <style:style style:name="T27" style:family="text">
      <style:text-properties officeooo:rsid="001bfdda"/>
    </style:style>
    <style:style style:name="T28" style:family="text">
      <style:text-properties style:font-name="Liberation Serif"/>
    </style:style>
    <style:style style:name="T29" style:family="text">
      <style:text-properties officeooo:rsid="001ea525"/>
    </style:style>
    <style:style style:name="T30" style:family="text">
      <style:text-properties officeooo:rsid="0021cb42"/>
    </style:style>
    <style:style style:name="T31" style:family="text">
      <style:text-properties officeooo:rsid="00288723"/>
    </style:style>
    <style:style style:name="T32" style:family="text">
      <style:text-properties officeooo:rsid="003645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Zmienne ceny </text:p>
      <text:p text:style-name="P4">13:05 <text:s/>- <text:span text:style-name="T2">13:20 </text:span><text:span text:style-name="T31">15</text:span></text:p>
      <text:p text:style-name="P8"><text:span text:style-name="T9">13:</text:span><text:span text:style-name="T27">4</text:span><text:span text:style-name="T29">5 – </text:span><text:span text:style-name="T30">14:25 </text:span><text:span text:style-name="T31">40</text:span></text:p>
      <text:p text:style-name="P14">14:30 – 14:50 20</text:p>
      <text:p text:style-name="P3"/>
      <text:p text:style-name="P3"/>
      <text:p text:style-name="P3">Stałe ceny to wynalazek z okresu rewolucji przemysłowej końca XIX wieku. Wcześniej każdy sklepikarz negocjował cenę sprzedaży z kupującym. Wyceniał on wygląd i bogactwo kupującego proponując odpowiednią cenę.</text:p>
      <text:p text:style-name="P3">Wraz z rozwojem przemysłu rynek zalały tanie masowe produkty, które sprzedawane były w masowo powstających nowych sklepikach i kramach. </text:p>
      <text:p text:style-name="P3">Zwiększył się obrót towarów oraz czas dokonywania transakcji wymagał większej liczby wykwalifikowanych sprzedawców umiejących proponować ceny, których nie było na rynku pracy. Poza tym zmienna cena przy zwiększonej ilości transakcji stanowiła obszar potencjalnych malwersacji sprzedawców. Słowem tradycyjny system oparty na targowaniu szybko okazał się nieefektowny. Sprzedaż przybrała znaną nam postać jednej ceny dla każdego.</text:p>
      <text:p text:style-name="P5"/>
      <text:p text:style-name="P6">Zmienne ceny źródłem przewagi konkurencyjnej</text:p>
      <text:p text:style-name="P6"/>
      <text:p text:style-name="P7"><text:span text:style-name="T1">Nie wszędzie funkcjonują ceny stałe Jest bardzo wiele miejsc gdzie ceny są zmienne i podlegają wpływom rynkowym. Jak pamiętamy ceny to wartość optymalna za którą kupujący zgodzi się kupić a sprzedający zgodzi się sprzedać. Ceny zmieniają się więc na giełdach towarowych, kapitałowych. Rynek rezerwacji miejsc hotelowych, przelotów lotniczych oraz usług taksówkowych (UBER) zmienia się nieustannie. Podobnie ma to miejsce na rynku usług przewozowych. Jak podaje w swoim badaniu </text:span><text:span text:style-name="T2">McKensey: </text:span><text:span text:style-name="T1"><text:s text:c="2"/></text:span><text:span text:style-name="T6">Firmy logistyczne, które zmienią swoje ceny, mogą zwiększyć przychody o 2 do 4 procent, co przełoży się nawet na 30 do 60 procent wzrostu zysku operacyjnego</text:span><text:span text:style-name="T6"><text:note text:id="ftn1" text:note-class="footnote"><text:note-citation>1</text:note-citation><text:note-body><text:p text:style-name="P1">Getting the price right in logistics, Riccardo Boin, Ryan Gavin, Philipp Rau, and Jaron Stoffels<text:span text:style-name="T28">, </text:span><text:span text:style-name="T3">McKinsey’s , December 8, 2020</text:span></text:p></text:note-body></text:note></text:span><text:span text:style-name="T6">.</text:span><text:span text:style-name="T5"> </text:span><text:span text:style-name="T11">Według tego raportu strategia oparta na zmiennej cenie jest najbardzie opłacalnym kierunkiem rozwoju. Można również </text:span><text:span text:style-name="T12">zauważyć, że do podobnych wniosków doszły inne branże. Cena stanowi wielki obszar zwiększania konkurencyjności. Nie mówimy tutaj o prostym obniżaniu cen lub jakiejś bardzie lub mniej przypadkowej polityce rabatowej lub lojalnościowej. Konkurencja w obszarze cen zmiennych dotyczy przede wszystkim proponowaniu cen efektywnych, cen które będą wynikał z głębokich analiz ekonometrycznych i były dynamicznie kształtowane na podstawie zmiennych wynikających z zachowań rynku i własnych uwarunkowań ekonomicznych. Tak więc aby być gotowym do konkurowania w tym obszarze trzeba zainwestować w <text:s/>obszarze analityczny i rozpocząć przygodę z algorytmami machine learning. </text:span><text:span text:style-name="T11"><text:s/></text:span></text:p>
      <text:p text:style-name="P7"/>
      <text:p text:style-name="P9"><text:span text:style-name="T11">J</text:span><text:span text:style-name="T10">ak zbudować organizację mogącą konkurować inteligentnymi cenami?</text:span></text:p>
      <text:p text:style-name="P21"/>
      <text:p text:style-name="P10"><text:span text:style-name="T13">Klasyczne podejście do zbudowania organizacji zdolnej do inteligentnej wyceny sprzedaży wskazuje na konieczność wykształcenia odpowiednich kwalifikacji wśród pracowników. Takie wnioski możemy znaleźć w raporcie <text:s/></text:span><text:span text:style-name="T14">McKensey </text:span><text:span text:style-name="T13">z roku 2018</text:span><text:span text:style-name="T13"><text:note text:id="ftn2" text:note-class="footnote"><text:note-citation>2</text:note-citation><text:note-body><text:p text:style-name="P2">What really matters in B2B dynamic pricing, Arnau Bages-Amat, Walter Baker, Nicolas Magnette, and Georg Winkler, <text:span text:style-name="T4">McKinsey’s, October 22, 2018 . </text:span></text:p></text:note-body></text:note></text:span><text:span text:style-name="T13">. Wskazuje się tam na konieczność budowania lokalnych biur cenowych, standaryzacji procesu walidacji rynku oraz na potrzebę ukierunkowania kultury organizacyjne w kierunku dynamicznej komunikacji z klientami. </text:span></text:p>
      <text:p text:style-name="P22">Dzisiaj po czterech latach, w których byliśmy świadkami przyśpieszonej przez pandemie cyfryzacji oraz rozwoju sztucznej inteligencji, możemy uznać te propozycje za przestarzałe. </text:p>
      <text:p text:style-name="P22"><text:s text:c="2"/></text:p>
      <text:p text:style-name="P11"><text:soft-page-break/><text:span text:style-name="T11">P</text:span><text:span text:style-name="T10">odobnie jak kiedyś w XIX wieku ceny zostały ujednolicone z powodu braku wykwalifikowanego personelu sprzedażowego, tak teraz inteligentne kształtowanie cen nie może opierać się na wykwalifikowanych specjalistach. Takie rozwiązanie po prostu jest nieefektywne.</text:span></text:p>
      <text:p text:style-name="P12"><text:span text:style-name="T15">Świat od dawna dąży do uproszczenia procesów aby uniknąć niestabilnego i drogiego elementu jakim są specjaliści. Ich rolę od pewnego czasu przejmują zaawansowane systemy automatycznej kontroli procesów potocznie zwane sztuczną inteligencją. </text:span><text:span text:style-name="T16">Chodzi o zastąpienie pracowników robotami które pracują 24 godziny na dobę za darmo, znają języki oraz nie podlegają ochronie praw pracowniczych. Brzmi to bardzo futurystycznie, niemniej rok temu mieszkałem w hotelu w Tallinie, w którym zamiast recepcji był tablet obsługujący przyjmowanie i wymeldowywanie gości. W którym nie było żadnego pracownika biurowego, a cały obiekt zarządzany był z odległych o setki kilometrów Helsinek. Należy podkreślić, że w procesie budowania możliwości inteligentnego kształtowania cen dla klienta nie chodzi o automatyzację. Automaty zastępują człowieka i to ma wiele korzyści ale i wad. Nie chodzi o wyręczanie człowieka lecz o zbudowanie mechanizmów które osiągną poziom niemożliwy do osiągnięcia przez człowieka. </text:span><text:span text:style-name="T17">Według tego podejścia pracownik ma być jedynie odbiorcą informacji wygenerowanej przez zaawansowane algorytmy sztucznej inteligencji</text:span></text:p>
      <text:p text:style-name="P23"/>
      <text:p text:style-name="P13"><text:span text:style-name="T11">W</text:span><text:span text:style-name="T10">szystko da się wytłumaczyć</text:span></text:p>
      <text:p text:style-name="P24"/>
      <text:p text:style-name="P24">Powszechnie stosowane określenie sztuczna inteligencja dla prostego automatu rezerwującego hotel lub głosowego portalu informacji kolejowej jest daleko idącym nieporozumieniem. Z drugiej strony istnieją stosunkowo proste algorytmy matematyczne, które są w stanie naśladować decyzje człowieka. Decyzje te najczęściej są znacznie doskonalsze, w większości przypadków są to decyzje optymalne, czyli najlepsze z możliwych w danych warunkach. Dlatego też określenie takiego rodzaju maszyny można nazwać jakimś rodzajem sztucznej inteligencji.</text:p>
      <text:p text:style-name="P24"/>
      <text:p text:style-name="P24"/>
      <text:p text:style-name="P24">Jakie są metody określania inteligentnej ceny przez machine learning </text:p>
      <text:p text:style-name="P24"/>
      <text:p text:style-name="P24"/>
      <text:p text:style-name="P7"><text:a xlink:type="simple" xlink:href="https://www.width.ai/post/dynamic-pricing-price-optimization" text:style-name="Internet_20_link" text:visited-style-name="Visited_20_Internet_20_Link"><text:span text:style-name="T11">https://www.width.ai/post/dynamic-pricing-price-optimization</text:span></text:a></text:p>
      <text:p text:style-name="P25"/>
      <text:p text:style-name="P26"/>
      <text:p text:style-name="P15"><text:span text:style-name="T11">D</text:span><text:span text:style-name="T10">wustronny system reguł</text:span></text:p>
      <text:p text:style-name="P16"><text:span text:style-name="T18">Rule Based </text:span><text:span text:style-name="T19">t</text:span><text:span text:style-name="T18">o najprostszy i prawdopodobnie najbardziej rozpowszechniony system wyceny dynamicznej dóbr i usług. Pojawia się kiedy klient konfiguruje zakres usługi lub towaru podczas zakupów. Do podstawowej ceny biletu lotniczego doliczane są kolejne dodatki takie jak priorytet w kolejce, dodatkowa walizka lub możliwość zmiany niektórych elementów rezerwacji. Trudno tu mówić o inteligentnym kształtowaniu cen, to raczej metoda doliczania kosztów kolejnych dodatkowych elementów. </text:span><text:span text:style-name="T20">System reguł jest zaprogramowany na sztywno w programie, jest nieelastyczne, więc nie może wprowadzać zmian ceny w odpowiedzi na zmiany środowiskowe lub zdarzenia, które nie zostały wcześniej uwzględnione. W przypadku rezerwacji lotniczych system reguł współpracuje z innym systemem, który wycenia miejsca zależnie od tego ile miejsc wciąż jest wolnych w samolocie. Do tego potrzebne są rozwiązania z zakresu machine learning. <text:s/></text:span></text:p>
      <text:p text:style-name="P27"><text:s text:c="2"/></text:p>
      <text:p text:style-name="P17"><text:span text:style-name="T18">R</text:span><text:span text:style-name="T10">eguły oparte o wykorzystanie zasobów</text:span></text:p>
      <text:p text:style-name="P19"><text:span text:style-name="T21">Wadą sztywnych reguł określania cen sprzedaży jest ich brak odniesienia do czynników zewnętrznych. Jednakże odniesienie takie można stworzyć budując coś na kształt inteligentnego automatu. Załóżmy, że reguła połączona jest z poziomem sprzedanej przestrzeni ładunkowej. Jeżeli przestrzeń ładunkowa zajęta jest w 50% cena oferowana za metr sześcienny jest oferowana jako </text:span><text:soft-page-break/><text:span text:style-name="T21">niska. Może to być średnia najniższa cena tej trasy</text:span><text:span text:style-name="T21"><text:note text:id="ftn3" text:note-class="footnote"><text:note-citation>3</text:note-citation><text:note-body><text:p text:style-name="P18"><text:span text:style-name="T21"><text:s/>Średnia najniższa w rozumieniu wartości z zakresu drugiego odchylenia standardowego </text:span><text:span text:style-name="T22">rozkładu gęstości prawdopodobieńśtwa.</text:span></text:p></text:note-body></text:note></text:span><text:span text:style-name="T21"> z ostatniego kwartału. <text:s/></text:span><text:span text:style-name="T22">Aby urealnić tę cenę do wartości rynkowych algorytm może proponować cenę np. 10% niższą od analogicznych cen za podobne trasy proponowanych aktualnie na giełdzie usług transportowych. W zależności od poziomu zapełnienia przestrzeni ładunkowej cena ta będzie ulegała zmianie w odniesieniu do cen proponowanych na rynku. </text:span><text:span text:style-name="T23">Na przykład w przypadku 75% zajętej przestrzeni ładunkowej system podpowiadałby cenę stanowiącą 90% średniej ceny rynkowej za analogiczny transport.</text:span></text:p>
      <text:p text:style-name="P28"/>
      <text:p text:style-name="P28">Tworzenie klastrów klientów</text:p>
      <text:p text:style-name="P29"><text:span text:style-name="T23">Kiedyś każdy sklepikarz szanującego się sklepu znał swoich klientów, zaspokajał ich potrzeby i dostarczał odpowiednie towary. Dla każdego klienta miał określone ceny towarów. Dzisiaj możemy powiedzieć, że w jakimś sensie wracają te czasy. W sprzedaży detalicznej każdy klient jest anonimowy ale inaczej jest w sprzedaży internetowej. Przed wszystkim klienci w sieci są lepiej <text:s/>identyfikowalni, posiadają własny login i numer ID. Ich transakcje są zapisywane w rejestrze przez co każdy klient może zostać scharakteryzowany i zaliczony do określonej grupy. <text:s/></text:span><text:span text:style-name="T24">Możliwe są różne metody grupowania klientów. Aby klastrowanie było skuteczne należy wyodrębnić kilka najważniejszych cech po których odbędzie się grupowanie. Dość naturalnym podejściem jest wyodrębienie z historii transakcji częstotliwości, z jaką klient kupował oraz wartości transakcji. Ważne jest też aby określić ile czasu upłynęło od ostatniej aktywności klienta. Powyższe podejście nosi nazwę RFM od słów: </text:span><text:span text:style-name="T8">recency, frequency, monetary</text:span><text:span text:style-name="T24">. </text:span><text:span text:style-name="T25">Z tak</text:span><text:span text:style-name="T24"> wyodrębnion</text:span><text:span text:style-name="T25">ych</text:span><text:span text:style-name="T24"> cechy można </text:span><text:span text:style-name="T25">stworzyć klasy. Na przykład w dla cechy </text:span><text:span text:style-name="T7">monetary</text:span><text:span text:style-name="T25"> można wyodrębnić trzy klasy: „wydaje dużo pieniędzy”, „wydaje przeciętnie”, „wydaje mało pieniędzy”. Na podstawie klas cech </text:span><text:span text:style-name="T8"><text:s/>recency, frequency, monetary </text:span><text:span text:style-name="T25">można zastosować algorytm Apriori należący do narzędzi tworzenia reguł asocjacyjnych. Algorytm ten wyodrębni nam grupy klientów według klas np. „Dawno nie był - <text:s/>wydaje dużo pieniędzy – często bywał”. </text:span><text:span text:style-name="T26">Inną metodą jest pogrupowanie wartości ciągłych (nie klas) we wspomnianych kategoriach RFM za pomocą klasycznego algorytmu grupowania K-means. Niezależnie od tego, którą metodę grupowania wybierzemy, każdy klient zostanie przyporządkowany do określonej klasy. Wtedy zgodnie z obraną strategią system może proponować klientom określone rabaty cenowe lub wyższe ceny.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9T13:01:28.885009970</meta:creation-date>
    <dc:date>2022-05-30T08:39:00.326557503</dc:date>
    <meta:editing-duration>PT58M30S</meta:editing-duration>
    <meta:editing-cycles>12</meta:editing-cycles>
    <meta:generator>LibreOffice/6.4.7.2$Linux_X86_64 LibreOffice_project/40$Build-2</meta:generator>
    <meta:document-statistic meta:table-count="0" meta:image-count="0" meta:object-count="0" meta:page-count="3" meta:paragraph-count="29" meta:word-count="1217" meta:character-count="9172" meta:non-whitespace-character-count="7953"/>
  </office:meta>
</office:document-meta>
</file>